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99" style:family="table">
      <style:table-properties style:width="17cm" table:align="margins" style:writing-mode="lr-tb"/>
    </style:style>
    <style:style style:name="表299.A" style:family="table-column">
      <style:table-column-properties style:column-width="17cm" style:rel-column-width="65535*"/>
    </style:style>
    <style:style style:name="表299.A1" style:family="table-cell">
      <style:table-cell-properties fo:padding="0.097cm" fo:border="0.002cm solid #000000"/>
    </style:style>
    <style:style style:name="表29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0" style:family="table">
      <style:table-properties style:width="17cm" table:align="margins" style:writing-mode="lr-tb"/>
    </style:style>
    <style:style style:name="表300.A" style:family="table-column">
      <style:table-column-properties style:column-width="17cm" style:rel-column-width="65535*"/>
    </style:style>
    <style:style style:name="表300.A1" style:family="table-cell">
      <style:table-cell-properties fo:padding="0.097cm" fo:border="0.002cm solid #000000"/>
    </style:style>
    <style:style style:name="表30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17cm" style:rel-column-width="65535*"/>
    </style:style>
    <style:style style:name="表2.A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17cm" style:rel-column-width="65535*"/>
    </style:style>
    <style:style style:name="表4.A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17cm" style:rel-column-width="65535*"/>
    </style:style>
    <style:style style:name="表5.A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padding="0.097cm" fo:border="0.002cm solid #000000"/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7" style:family="table">
      <style:table-properties style:width="17cm" table:align="margins" style:writing-mode="lr-tb"/>
    </style:style>
    <style:style style:name="表7.A" style:family="table-column">
      <style:table-column-properties style:column-width="17cm" style:rel-column-width="65535*"/>
    </style:style>
    <style:style style:name="表7.A1" style:family="table-cell">
      <style:table-cell-properties fo:padding="0.097cm" fo:border="0.002cm solid #000000"/>
    </style:style>
    <style:style style:name="表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8" style:family="table">
      <style:table-properties style:width="17cm" table:align="margins" style:writing-mode="lr-tb"/>
    </style:style>
    <style:style style:name="表8.A" style:family="table-column">
      <style:table-column-properties style:column-width="17cm" style:rel-column-width="65535*"/>
    </style:style>
    <style:style style:name="表8.A1" style:family="table-cell">
      <style:table-cell-properties fo:padding="0.097cm" fo:border="0.002cm solid #000000"/>
    </style:style>
    <style:style style:name="表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9" style:family="table">
      <style:table-properties style:width="17cm" table:align="margins" style:writing-mode="lr-tb"/>
    </style:style>
    <style:style style:name="表9.A" style:family="table-column">
      <style:table-column-properties style:column-width="17cm" style:rel-column-width="65535*"/>
    </style:style>
    <style:style style:name="表9.A1" style:family="table-cell">
      <style:table-cell-properties fo:padding="0.097cm" fo:border="0.002cm solid #000000"/>
    </style:style>
    <style:style style:name="表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0" style:family="table">
      <style:table-properties style:width="17cm" table:align="margins" style:writing-mode="lr-tb"/>
    </style:style>
    <style:style style:name="表10.A" style:family="table-column">
      <style:table-column-properties style:column-width="17cm" style:rel-column-width="65535*"/>
    </style:style>
    <style:style style:name="表10.A1" style:family="table-cell">
      <style:table-cell-properties fo:padding="0.097cm" fo:border="0.002cm solid #000000"/>
    </style:style>
    <style:style style:name="表1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1" style:family="table">
      <style:table-properties style:width="17cm" table:align="margins" style:writing-mode="lr-tb"/>
    </style:style>
    <style:style style:name="表11.A" style:family="table-column">
      <style:table-column-properties style:column-width="17cm" style:rel-column-width="65535*"/>
    </style:style>
    <style:style style:name="表11.A1" style:family="table-cell">
      <style:table-cell-properties fo:padding="0.097cm" fo:border="0.002cm solid #000000"/>
    </style:style>
    <style:style style:name="表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2" style:family="table">
      <style:table-properties style:width="17cm" table:align="margins" style:writing-mode="lr-tb"/>
    </style:style>
    <style:style style:name="表12.A" style:family="table-column">
      <style:table-column-properties style:column-width="17cm" style:rel-column-width="65535*"/>
    </style:style>
    <style:style style:name="表12.A1" style:family="table-cell">
      <style:table-cell-properties fo:padding="0.097cm" fo:border="0.002cm solid #000000"/>
    </style:style>
    <style:style style:name="表1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3" style:family="table">
      <style:table-properties style:width="17cm" table:align="margins" style:writing-mode="lr-tb"/>
    </style:style>
    <style:style style:name="表13.A" style:family="table-column">
      <style:table-column-properties style:column-width="17cm" style:rel-column-width="65535*"/>
    </style:style>
    <style:style style:name="表13.A1" style:family="table-cell">
      <style:table-cell-properties fo:padding="0.097cm" fo:border="0.002cm solid #000000"/>
    </style:style>
    <style:style style:name="表1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4" style:family="table">
      <style:table-properties style:width="17cm" table:align="margins" style:writing-mode="lr-tb"/>
    </style:style>
    <style:style style:name="表14.A" style:family="table-column">
      <style:table-column-properties style:column-width="17cm" style:rel-column-width="65535*"/>
    </style:style>
    <style:style style:name="表14.A1" style:family="table-cell">
      <style:table-cell-properties fo:padding="0.097cm" fo:border="0.002cm solid #000000"/>
    </style:style>
    <style:style style:name="表1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5" style:family="table">
      <style:table-properties style:width="17cm" table:align="margins" style:writing-mode="lr-tb"/>
    </style:style>
    <style:style style:name="表15.A" style:family="table-column">
      <style:table-column-properties style:column-width="17cm" style:rel-column-width="65535*"/>
    </style:style>
    <style:style style:name="表15.A1" style:family="table-cell">
      <style:table-cell-properties fo:padding="0.097cm" fo:border="0.002cm solid #000000"/>
    </style:style>
    <style:style style:name="表1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6" style:family="table">
      <style:table-properties style:width="17cm" table:align="margins" style:writing-mode="lr-tb"/>
    </style:style>
    <style:style style:name="表16.A" style:family="table-column">
      <style:table-column-properties style:column-width="17cm" style:rel-column-width="65535*"/>
    </style:style>
    <style:style style:name="表16.A1" style:family="table-cell">
      <style:table-cell-properties fo:padding="0.097cm" fo:border="0.002cm solid #000000"/>
    </style:style>
    <style:style style:name="表1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7" style:family="table">
      <style:table-properties style:width="17cm" table:align="margins" style:writing-mode="lr-tb"/>
    </style:style>
    <style:style style:name="表17.A" style:family="table-column">
      <style:table-column-properties style:column-width="17cm" style:rel-column-width="65535*"/>
    </style:style>
    <style:style style:name="表17.A1" style:family="table-cell">
      <style:table-cell-properties fo:padding="0.097cm" fo:border="0.002cm solid #000000"/>
    </style:style>
    <style:style style:name="表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8" style:family="table">
      <style:table-properties style:width="17cm" table:align="margins" style:writing-mode="lr-tb"/>
    </style:style>
    <style:style style:name="表18.A" style:family="table-column">
      <style:table-column-properties style:column-width="17cm" style:rel-column-width="65535*"/>
    </style:style>
    <style:style style:name="表18.A1" style:family="table-cell">
      <style:table-cell-properties fo:padding="0.097cm" fo:border="0.002cm solid #000000"/>
    </style:style>
    <style:style style:name="表1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9" style:family="table">
      <style:table-properties style:width="17cm" table:align="margins" style:writing-mode="lr-tb"/>
    </style:style>
    <style:style style:name="表19.A" style:family="table-column">
      <style:table-column-properties style:column-width="17cm" style:rel-column-width="65535*"/>
    </style:style>
    <style:style style:name="表19.A1" style:family="table-cell">
      <style:table-cell-properties fo:padding="0.097cm" fo:border="0.002cm solid #000000"/>
    </style:style>
    <style:style style:name="表1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0" style:family="table">
      <style:table-properties style:width="17cm" table:align="margins" style:writing-mode="lr-tb"/>
    </style:style>
    <style:style style:name="表20.A" style:family="table-column">
      <style:table-column-properties style:column-width="17cm" style:rel-column-width="65535*"/>
    </style:style>
    <style:style style:name="表20.A1" style:family="table-cell">
      <style:table-cell-properties fo:padding="0.097cm" fo:border="0.002cm solid #000000"/>
    </style:style>
    <style:style style:name="表2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1" style:family="table">
      <style:table-properties style:width="17cm" table:align="margins" style:writing-mode="lr-tb"/>
    </style:style>
    <style:style style:name="表21.A" style:family="table-column">
      <style:table-column-properties style:column-width="17cm" style:rel-column-width="65535*"/>
    </style:style>
    <style:style style:name="表21.A1" style:family="table-cell">
      <style:table-cell-properties fo:padding="0.097cm" fo:border="0.002cm solid #000000"/>
    </style:style>
    <style:style style:name="表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2" style:family="table">
      <style:table-properties style:width="17cm" table:align="margins" style:writing-mode="lr-tb"/>
    </style:style>
    <style:style style:name="表22.A" style:family="table-column">
      <style:table-column-properties style:column-width="17cm" style:rel-column-width="65535*"/>
    </style:style>
    <style:style style:name="表22.A1" style:family="table-cell">
      <style:table-cell-properties fo:padding="0.097cm" fo:border="0.002cm solid #000000"/>
    </style:style>
    <style:style style:name="表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" style:family="table">
      <style:table-properties style:width="17cm" table:align="margins" style:writing-mode="lr-tb"/>
    </style:style>
    <style:style style:name="表23.A" style:family="table-column">
      <style:table-column-properties style:column-width="17cm" style:rel-column-width="65535*"/>
    </style:style>
    <style:style style:name="表23.A1" style:family="table-cell">
      <style:table-cell-properties fo:padding="0.097cm" fo:border="0.002cm solid #000000"/>
    </style:style>
    <style:style style:name="表2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" style:family="table">
      <style:table-properties style:width="17cm" table:align="margins" style:writing-mode="lr-tb"/>
    </style:style>
    <style:style style:name="表24.A" style:family="table-column">
      <style:table-column-properties style:column-width="17cm" style:rel-column-width="65535*"/>
    </style:style>
    <style:style style:name="表24.A1" style:family="table-cell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5" style:family="table">
      <style:table-properties style:width="17cm" table:align="margins" style:writing-mode="lr-tb"/>
    </style:style>
    <style:style style:name="表25.A" style:family="table-column">
      <style:table-column-properties style:column-width="17cm" style:rel-column-width="65535*"/>
    </style:style>
    <style:style style:name="表25.A1" style:family="table-cell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6" style:family="table">
      <style:table-properties style:width="17cm" table:align="margins" style:writing-mode="lr-tb"/>
    </style:style>
    <style:style style:name="表26.A" style:family="table-column">
      <style:table-column-properties style:column-width="17cm" style:rel-column-width="65535*"/>
    </style:style>
    <style:style style:name="表26.A1" style:family="table-cell">
      <style:table-cell-properties fo:padding="0.097cm" fo:border="0.002cm solid #000000"/>
    </style:style>
    <style:style style:name="表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" style:family="table">
      <style:table-properties style:width="17cm" table:align="margins" style:writing-mode="lr-tb"/>
    </style:style>
    <style:style style:name="表27.A" style:family="table-column">
      <style:table-column-properties style:column-width="17cm" style:rel-column-width="65535*"/>
    </style:style>
    <style:style style:name="表27.A1" style:family="table-cell">
      <style:table-cell-properties fo:padding="0.097cm" fo:border="0.002cm solid #000000"/>
    </style:style>
    <style:style style:name="表2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8" style:family="table">
      <style:table-properties style:width="17cm" table:align="margins" style:writing-mode="lr-tb"/>
    </style:style>
    <style:style style:name="表28.A" style:family="table-column">
      <style:table-column-properties style:column-width="17cm" style:rel-column-width="65535*"/>
    </style:style>
    <style:style style:name="表28.A1" style:family="table-cell">
      <style:table-cell-properties fo:padding="0.097cm" fo:border="0.002cm solid #000000"/>
    </style:style>
    <style:style style:name="表2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9" style:family="table">
      <style:table-properties style:width="17cm" table:align="margins" style:writing-mode="lr-tb"/>
    </style:style>
    <style:style style:name="表29.A" style:family="table-column">
      <style:table-column-properties style:column-width="17cm" style:rel-column-width="65535*"/>
    </style:style>
    <style:style style:name="表29.A1" style:family="table-cell">
      <style:table-cell-properties fo:padding="0.097cm" fo:border="0.002cm solid #000000"/>
    </style:style>
    <style:style style:name="表2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0" style:family="table">
      <style:table-properties style:width="17cm" table:align="margins" style:writing-mode="lr-tb"/>
    </style:style>
    <style:style style:name="表30.A" style:family="table-column">
      <style:table-column-properties style:column-width="17cm" style:rel-column-width="65535*"/>
    </style:style>
    <style:style style:name="表30.A1" style:family="table-cell">
      <style:table-cell-properties fo:padding="0.097cm" fo:border="0.002cm solid #000000"/>
    </style:style>
    <style:style style:name="表3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1" style:family="table">
      <style:table-properties style:width="17cm" table:align="margins" style:writing-mode="lr-tb"/>
    </style:style>
    <style:style style:name="表31.A" style:family="table-column">
      <style:table-column-properties style:column-width="17cm" style:rel-column-width="65535*"/>
    </style:style>
    <style:style style:name="表31.A1" style:family="table-cell">
      <style:table-cell-properties fo:padding="0.097cm" fo:border="0.002cm solid #000000"/>
    </style:style>
    <style:style style:name="表3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2" style:family="table">
      <style:table-properties style:width="17cm" table:align="margins" style:writing-mode="lr-tb"/>
    </style:style>
    <style:style style:name="表32.A" style:family="table-column">
      <style:table-column-properties style:column-width="17cm" style:rel-column-width="65535*"/>
    </style:style>
    <style:style style:name="表32.A1" style:family="table-cell">
      <style:table-cell-properties fo:padding="0.097cm" fo:border="0.002cm solid #000000"/>
    </style:style>
    <style:style style:name="表3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3" style:family="table">
      <style:table-properties style:width="17cm" table:align="margins" style:writing-mode="lr-tb"/>
    </style:style>
    <style:style style:name="表33.A" style:family="table-column">
      <style:table-column-properties style:column-width="17cm" style:rel-column-width="65535*"/>
    </style:style>
    <style:style style:name="表33.A1" style:family="table-cell">
      <style:table-cell-properties fo:padding="0.097cm" fo:border="0.002cm solid #000000"/>
    </style:style>
    <style:style style:name="表3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4" style:family="table">
      <style:table-properties style:width="17cm" table:align="margins" style:writing-mode="lr-tb"/>
    </style:style>
    <style:style style:name="表34.A" style:family="table-column">
      <style:table-column-properties style:column-width="17cm" style:rel-column-width="65535*"/>
    </style:style>
    <style:style style:name="表34.A1" style:family="table-cell">
      <style:table-cell-properties fo:padding="0.097cm" fo:border="0.002cm solid #000000"/>
    </style:style>
    <style:style style:name="表3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5" style:family="table">
      <style:table-properties style:width="17cm" table:align="margins" style:writing-mode="lr-tb"/>
    </style:style>
    <style:style style:name="表35.A" style:family="table-column">
      <style:table-column-properties style:column-width="17cm" style:rel-column-width="65535*"/>
    </style:style>
    <style:style style:name="表35.A1" style:family="table-cell">
      <style:table-cell-properties fo:padding="0.097cm" fo:border="0.002cm solid #000000"/>
    </style:style>
    <style:style style:name="表3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6" style:family="table">
      <style:table-properties style:width="17cm" table:align="margins" style:writing-mode="lr-tb"/>
    </style:style>
    <style:style style:name="表36.A" style:family="table-column">
      <style:table-column-properties style:column-width="17cm" style:rel-column-width="65535*"/>
    </style:style>
    <style:style style:name="表36.A1" style:family="table-cell">
      <style:table-cell-properties fo:padding="0.097cm" fo:border="0.002cm solid #000000"/>
    </style:style>
    <style:style style:name="表3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7" style:family="table">
      <style:table-properties style:width="17cm" table:align="margins" style:writing-mode="lr-tb"/>
    </style:style>
    <style:style style:name="表37.A" style:family="table-column">
      <style:table-column-properties style:column-width="17cm" style:rel-column-width="65535*"/>
    </style:style>
    <style:style style:name="表37.A1" style:family="table-cell">
      <style:table-cell-properties fo:padding="0.097cm" fo:border="0.002cm solid #000000"/>
    </style:style>
    <style:style style:name="表3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8" style:family="table">
      <style:table-properties style:width="17cm" table:align="margins" style:writing-mode="lr-tb"/>
    </style:style>
    <style:style style:name="表38.A" style:family="table-column">
      <style:table-column-properties style:column-width="17cm" style:rel-column-width="65535*"/>
    </style:style>
    <style:style style:name="表38.A1" style:family="table-cell">
      <style:table-cell-properties fo:padding="0.097cm" fo:border="0.002cm solid #000000"/>
    </style:style>
    <style:style style:name="表3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9" style:family="table">
      <style:table-properties style:width="17cm" table:align="margins" style:writing-mode="lr-tb"/>
    </style:style>
    <style:style style:name="表39.A" style:family="table-column">
      <style:table-column-properties style:column-width="17cm" style:rel-column-width="65535*"/>
    </style:style>
    <style:style style:name="表39.A1" style:family="table-cell">
      <style:table-cell-properties fo:padding="0.097cm" fo:border="0.002cm solid #000000"/>
    </style:style>
    <style:style style:name="表3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0" style:family="table">
      <style:table-properties style:width="17cm" table:align="margins" style:writing-mode="lr-tb"/>
    </style:style>
    <style:style style:name="表40.A" style:family="table-column">
      <style:table-column-properties style:column-width="17cm" style:rel-column-width="65535*"/>
    </style:style>
    <style:style style:name="表40.A1" style:family="table-cell">
      <style:table-cell-properties fo:padding="0.097cm" fo:border="0.002cm solid #000000"/>
    </style:style>
    <style:style style:name="表4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1" style:family="table">
      <style:table-properties style:width="17cm" table:align="margins" style:writing-mode="lr-tb"/>
    </style:style>
    <style:style style:name="表41.A" style:family="table-column">
      <style:table-column-properties style:column-width="17cm" style:rel-column-width="65535*"/>
    </style:style>
    <style:style style:name="表41.A1" style:family="table-cell">
      <style:table-cell-properties fo:padding="0.097cm" fo:border="0.002cm solid #000000"/>
    </style:style>
    <style:style style:name="表4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2" style:family="table">
      <style:table-properties style:width="17cm" table:align="margins" style:writing-mode="lr-tb"/>
    </style:style>
    <style:style style:name="表42.A" style:family="table-column">
      <style:table-column-properties style:column-width="17cm" style:rel-column-width="65535*"/>
    </style:style>
    <style:style style:name="表42.A1" style:family="table-cell">
      <style:table-cell-properties fo:padding="0.097cm" fo:border="0.002cm solid #000000"/>
    </style:style>
    <style:style style:name="表4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3" style:family="table">
      <style:table-properties style:width="17cm" table:align="margins" style:writing-mode="lr-tb"/>
    </style:style>
    <style:style style:name="表43.A" style:family="table-column">
      <style:table-column-properties style:column-width="17cm" style:rel-column-width="65535*"/>
    </style:style>
    <style:style style:name="表43.A1" style:family="table-cell">
      <style:table-cell-properties fo:padding="0.097cm" fo:border="0.002cm solid #000000"/>
    </style:style>
    <style:style style:name="表4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4" style:family="table">
      <style:table-properties style:width="17cm" table:align="margins" style:writing-mode="lr-tb"/>
    </style:style>
    <style:style style:name="表44.A" style:family="table-column">
      <style:table-column-properties style:column-width="17cm" style:rel-column-width="65535*"/>
    </style:style>
    <style:style style:name="表44.A1" style:family="table-cell">
      <style:table-cell-properties fo:padding="0.097cm" fo:border="0.002cm solid #000000"/>
    </style:style>
    <style:style style:name="表4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5" style:family="table">
      <style:table-properties style:width="17cm" table:align="margins" style:writing-mode="lr-tb"/>
    </style:style>
    <style:style style:name="表45.A" style:family="table-column">
      <style:table-column-properties style:column-width="17cm" style:rel-column-width="65535*"/>
    </style:style>
    <style:style style:name="表45.A1" style:family="table-cell">
      <style:table-cell-properties fo:padding="0.097cm" fo:border="0.002cm solid #000000"/>
    </style:style>
    <style:style style:name="表4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6" style:family="table">
      <style:table-properties style:width="17cm" table:align="margins" style:writing-mode="lr-tb"/>
    </style:style>
    <style:style style:name="表46.A" style:family="table-column">
      <style:table-column-properties style:column-width="17cm" style:rel-column-width="65535*"/>
    </style:style>
    <style:style style:name="表46.A1" style:family="table-cell">
      <style:table-cell-properties fo:padding="0.097cm" fo:border="0.002cm solid #000000"/>
    </style:style>
    <style:style style:name="表4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0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1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12" style:family="paragraph" style:parent-style-name="Table_20_Contents">
      <style:text-properties style:font-name="Arial1" fo:font-size="14pt"/>
    </style:style>
    <style:style style:name="P13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4" style:family="paragraph" style:parent-style-name="Table_20_Contents">
      <style:text-properties fo:font-size="14pt" style:font-size-asian="14pt" style:font-size-complex="14pt"/>
    </style:style>
    <style:style style:name="P15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6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7" style:family="paragraph" style:parent-style-name="Standard" style:list-style-name="L1">
      <style:text-properties style:font-name="Arial" fo:font-size="16pt" style:font-size-asian="16pt" style:font-size-complex="16pt"/>
    </style:style>
    <style:style style:name="P18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19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2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23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3c78d8" style:text-line-through-style="none" style:font-name="Arial1" fo:font-size="22pt" fo:font-style="normal" style:text-underline-style="none" fo:font-weight="normal" style:text-blinking="false" fo:background-color="#ffff99" style:font-size-asian="22pt" style:font-size-complex="22pt"/>
    </style:style>
    <style:style style:name="P2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2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26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27" style:family="paragraph" style:parent-style-name="Table_20_Contents">
      <style:paragraph-properties fo:text-align="end" style:justify-single-word="false"/>
      <style:text-properties fo:font-size="15pt" style:font-size-asian="15pt" style:language-asian="ja" style:country-asian="JP" style:font-size-complex="15pt"/>
    </style:style>
    <style:style style:name="P28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weight="normal" fo:background-color="#ffe599"/>
    </style:style>
    <style:style style:name="T6" style:family="text">
      <style:text-properties style:language-asian="ja" style:country-asian="JP"/>
    </style:style>
    <style:style style:name="T7" style:family="text">
      <style:text-properties fo:background-color="#cfe2f3"/>
    </style:style>
    <style:style style:name="T8" style:family="text">
      <style:text-properties style:text-position="super 58%"/>
    </style:style>
    <style:style style:name="T9" style:family="text">
      <style:text-properties style:text-position="super 58%" fo:font-weight="bold" style:font-weight-asian="bold" style:font-weight-complex="bold"/>
    </style:style>
    <style:style style:name="T10" style:family="text">
      <style:text-properties fo:font-weight="bold" style:language-asian="ja" style:country-asian="JP" style:font-weight-asian="bold" style:font-weight-complex="bold"/>
    </style:style>
    <style:style style:name="T11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302494531351285760" text:style-name="L1">
        <text:list-item>
          <text:p text:style-name="P17"><text:a xlink:type="simple" xlink:href="https://www.chabad.org/library/bible_cdo/aid/16190" text:style-name="Internet_20_link" text:visited-style-name="Visited_20_Internet_20_Link"><text:span text:style-name="T6">https://www.chabad.org/library/bible_cdo/aid/16190</text:span></text:a></text:p>
        </text:list-item>
        <text:list-item>
          <text:p text:style-name="P17"/>
        </text:list-item>
      </text:list>
      <text:p text:style-name="Standard"/>
      <text:p text:style-name="P8"/>
      <text:p text:style-name="P2">------------------------------------------------------------</text:p>
      <text:p text:style-name="P6">[20191130_070332]</text:p>
      <text:p text:style-name="Text_20_body"/>
      <text:p text:style-name="P9"><text:span text:style-name="T1">1. </text:span><text:span text:style-name="T2">6:12</text:span></text:p>
      <text:p text:style-name="P3">1. <text:span text:style-name="T7">6:12</text:span></text:p>
      <table:table table:name="表299" table:style-name="表299">
        <table:table-column table:style-name="表299.A"/>
        <table:table-row>
          <table:table-cell table:style-name="表299.A1" office:value-type="string">
            <text:p text:style-name="P16">אֲשֶׁר עֲשִׁירֶיהָ מָלְאוּ חָמָס</text:p>
            <text:p text:style-name="P16"><text:s/>וְיֹשְׁבֶיהָ דִּבְּרוּ־שָׁקֶר וּלְשׁוֹנָם רְמִיָּה בְּפִיהֶם</text:p>
          </table:table-cell>
        </table:table-row>
        <table:table-row>
          <table:table-cell table:style-name="表299.A2" office:value-type="string">
            <text:p text:style-name="P10">who,which / rich men thereof / to be full of / violence,wrong</text:p>
            <text:p text:style-name="P10">to dwell thereof / to speak,arrange untruth,sham / and their tongues / treachery / in their mouth</text:p>
          </table:table-cell>
        </table:table-row>
      </table:table>
      <text:p text:style-name="P3">2. 6:13</text:p>
      <table:table table:name="表300" table:style-name="表300">
        <table:table-column table:style-name="表300.A"/>
        <table:table-row>
          <table:table-cell table:style-name="表300.A1" office:value-type="string">
            <text:p text:style-name="P16">וְגַם־אֲנִי הֶחֱלֵיתִי </text:p>
            <text:p text:style-name="P16">*הַכּוֹתֶ</text:p>
            <text:p text:style-name="P16">הַשְׁמֵם</text:p>
            <text:p text:style-name="P16">*עַל־חַטֹּאתֶ</text:p>
          </table:table-cell>
        </table:table-row>
        <table:table-row>
          <table:table-cell table:style-name="表300.A2" office:value-type="string">
            <text:p text:style-name="P10">and also – I / to make sick;to stroke / </text:p>
            <text:p text:style-name="P10">to strike thee</text:p>
            <text:p text:style-name="P10">to devastate,stupefy</text:p>
            <text:p text:style-name="P10">against their offence</text:p>
          </table:table-cell>
        </table:table-row>
      </table:table>
      <text:p text:style-name="P3">3. 6:14</text:p>
      <table:table table:name="表1" table:style-name="表1">
        <table:table-column table:style-name="表1.A"/>
        <table:table-row>
          <table:table-cell table:style-name="表1.A1" office:value-type="string">
            <text:p text:style-name="P16">אַתָּה תֹאכַל וְלֹא תִשְׂבָּע</text:p>
            <text:p text:style-name="P16">*וְיֶשְׁחֲ</text:p>
            <text:p text:style-name="P16">*בְּקִרְבֶּ</text:p>
            <text:p text:style-name="P16"><text:soft-page-break/>וְתַסֵּג וְלֹא תַפְלִיט וַאֲשֶׁר</text:p>
            <text:p text:style-name="P16"><text:s/>תְּפַלֵּט לַחֶרֶב אֶתֵּן</text:p>
          </table:table-cell>
        </table:table-row>
        <table:table-row>
          <table:table-cell table:style-name="表1.A2" office:value-type="string">
            <text:p text:style-name="P10">thou / to eat / and not / to fill</text:p>
            <text:p text:style-name="P10">to gape at you</text:p>
            <text:p text:style-name="P10">in your center</text:p>
            <text:p text:style-name="P10">and to retreat / and not / to escape,deliver / and which</text:p>
            <text:p text:style-name="P10">to escape,deliver / to a nife,sword / to give</text:p>
          </table:table-cell>
        </table:table-row>
      </table:table>
      <text:p text:style-name="P3"/>
      <text:p text:style-name="P9"><text:span text:style-name="T3">[next] </text:span><text:span text:style-name="T4">6:15</text:span></text:p>
      <text:p text:style-name="Text_20_body"/>
      <text:p text:style-name="P7">[/  20191130_072534]</text:p>
      <text:p text:style-name="Text_20_body"/>
      <text:p text:style-name="P8"/>
      <text:p text:style-name="P2">------------------------------------------------------------</text:p>
      <text:p text:style-name="P6">[20191201_073118]</text:p>
      <text:p text:style-name="Text_20_body"/>
      <text:p text:style-name="P9"><text:span text:style-name="T1">1. </text:span><text:span text:style-name="T2">XX:XX</text:span></text:p>
      <text:p text:style-name="P3">1. <text:span text:style-name="T5">6:15</text:span></text:p>
      <table:table table:name="表2" table:style-name="表2">
        <table:table-column table:style-name="表2.A"/>
        <table:table-row>
          <table:table-cell table:style-name="表2.A1" office:value-type="string">
            <text:p text:style-name="P16">אַתָּה תִזְרַע וְלֹא תִקְצוֹר אַתָּה</text:p>
            <text:p text:style-name="P16">**תִדְרֹ</text:p>
            <text:p text:style-name="P16">זַיִת -</text:p>
            <text:p text:style-name="P16">-וְלֹא</text:p>
            <text:p text:style-name="P16">*תָסוּ</text:p>
            <text:p text:style-name="P16">שֶׁמֶן וְתִירוֹשׁ וְלֹא תִשְׁתֶּה־יָּיִן</text:p>
          </table:table-cell>
        </table:table-row>
        <table:table-row>
          <table:table-cell table:style-name="表2.A2" office:value-type="string">
            <text:p text:style-name="P10">thou / to sow / and not / to harvest / thou / to tread,walk / an olive / and not / to anoint</text:p>
            <text:p text:style-name="P10">shemen ~ grease / wine / and not / to imbibe wine</text:p>
          </table:table-cell>
        </table:table-row>
      </table:table>
      <text:p text:style-name="P3">2. 6:16</text:p>
      <table:table table:name="表4" table:style-name="表4">
        <table:table-column table:style-name="表4.A"/>
        <text:soft-page-break/>
        <table:table-row>
          <table:table-cell table:style-name="表4.A1" office:value-type="string">
            <text:p text:style-name="P16">וְיִשְׁתַּמֵּר חֻקּוֹת עָמְרִי וְכֹל </text:p>
            <text:p text:style-name="P16">מַעֲשֵׂה בֵית־אַחְאָב וַתֵּלְכוּ בְּמֹעֲצוֹתָם</text:p>
            <text:p text:style-name="P16"><text:s/>לְמַעַן תִּתִּי</text:p>
            <text:p text:style-name="P16">*אֹתְ</text:p>
            <text:p text:style-name="P16">לְשַׁמָּה וְיֹשְׁבֶיהָ לִשְׁרֵקָה וְחֶרְפַּת</text:p>
            <text:p text:style-name="P16"><text:s/>עַמִּי תִּשָּׂאוּ פ</text:p>
          </table:table-cell>
        </table:table-row>
        <table:table-row>
          <table:table-cell table:style-name="表4.A2" office:value-type="string">
            <text:p text:style-name="P10">to protect / statute / Omri / and all</text:p>
            <text:p text:style-name="P10">an action,activity / house – Achab / and to walk [you] / in their purpose</text:p>
            <text:p text:style-name="P10">* / to make (thee) ~ titi'y</text:p>
            <text:p text:style-name="P10">even thee ~ oth'xa:</text:p>
            <text:p text:style-name="P10">towards ruin / and inhabitants thereof / towards derision / and disgrace</text:p>
            <text:p text:style-name="P10">my people / to lift</text:p>
          </table:table-cell>
        </table:table-row>
      </table:table>
      <text:p text:style-name="P4"/>
      <text:p text:style-name="P9"><text:span text:style-name="T3">[next] </text:span><text:span text:style-name="T4">7:1</text:span></text:p>
      <text:p text:style-name="Text_20_body"/>
      <text:p text:style-name="P7">[/  20191201_074655]</text:p>
      <text:p text:style-name="Text_20_body"/>
      <text:p text:style-name="P8"/>
      <text:p text:style-name="P2">------------------------------------------------------------</text:p>
      <text:p text:style-name="P6">[XXXX]</text:p>
      <text:p text:style-name="Text_20_body"/>
      <text:p text:style-name="P9"><text:span text:style-name="T1">1. </text:span><text:span text:style-name="T2">XX:XX</text:span></text:p>
      <text:p text:style-name="P3">1. <text:span text:style-name="T5">7:1</text:span></text:p>
      <table:table table:name="表5" table:style-name="表5">
        <table:table-column table:style-name="表5.A"/>
        <table:table-row>
          <table:table-cell table:style-name="表5.A1" office:value-type="string">
            <text:p text:style-name="P16">אַלְלַי לִי כִּי הָיִיתִי כְּאָסְפֵּי־קַיִץ </text:p>
            <text:p text:style-name="P16">כְּעֹלְלֹת בָּצִיר אֵין־אֶשְׁכּוֹל לֶאֱכוֹל </text:p>
            <text:p text:style-name="P16">בִּכּוּרָה אִוְּתָה נַפְשִׁי</text:p>
          </table:table-cell>
        </table:table-row>
        <table:table-row>
          <table:table-cell table:style-name="表5.A2" office:value-type="string">
            <text:p text:style-name="P10"/>
          </table:table-cell>
        </table:table-row>
      </table:table>
      <text:p text:style-name="P3"><text:soft-page-break/>2. 7:2</text:p>
      <table:table table:name="表6" table:style-name="表6">
        <table:table-column table:style-name="表6.A"/>
        <table:table-row>
          <table:table-cell table:style-name="表6.A1" office:value-type="string">
            <text:p text:style-name="P16">אָבַד חָסִיד מִן־הָאָרֶץ וְיָשָׁר </text:p>
            <text:p text:style-name="P16">בָּאָדָם אָיִן כֻּלָּם לְדָמִים </text:p>
            <text:p text:style-name="P16">יֶאֱרֹבוּ אִישׁ אֶת־אָחִיהוּ יָצוּדוּ חֵרֶם</text:p>
          </table:table-cell>
        </table:table-row>
        <table:table-row>
          <table:table-cell table:style-name="表6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P8"/>
      <text:p text:style-name="P2">------------------------------------------------------------</text:p>
      <text:p text:style-name="P6">[20191202_101039]</text:p>
      <text:p text:style-name="Text_20_body"/>
      <text:p text:style-name="P9"><text:span text:style-name="T1">1. </text:span><text:span text:style-name="T2">XX:XX</text:span></text:p>
      <text:p text:style-name="P3">1. 7:3</text:p>
      <table:table table:name="表7" table:style-name="表7">
        <table:table-column table:style-name="表7.A"/>
        <table:table-row>
          <table:table-cell table:style-name="表7.A1" office:value-type="string">
            <text:p text:style-name="P16">עַל־הָרַע כַּפַּיִם לְהֵיטִיב הַשַּׂר </text:p>
            <text:p text:style-name="P16">שֹׁאֵל וְהַשֹּׁפֵט בַּשִּׁלּוּם וְהַגָּדוֹל </text:p>
            <text:p text:style-name="P16">דֹּבֵר הַוַּת נַפְשׁוֹ הוּא וַיְעַבְּתוּהָ</text:p>
          </table:table-cell>
        </table:table-row>
        <table:table-row>
          <table:table-cell table:style-name="表7.A2" office:value-type="string">
            <text:p text:style-name="P10">against,upon evil / the hand / in happy / the head person</text:p>
            <text:p text:style-name="P10">to inquire / and the to judge / for a fee / and the great man</text:p>
            <text:p text:style-name="P10">to speak / ha'u:<text:span text:style-name="T8">a</text:span>th ~ desire / an animal / hu: ~ he,that / to pervert thereof</text:p>
          </table:table-cell>
        </table:table-row>
      </table:table>
      <text:p text:style-name="P3">2. 7:4</text:p>
      <table:table table:name="表8" table:style-name="表8">
        <table:table-column table:style-name="表8.A"/>
        <table:table-row>
          <table:table-cell table:style-name="表8.A1" office:value-type="string">
            <text:p text:style-name="P16">טוֹבָם כְּחֵדֶק יָשָׁר מִמְּסוּכָה</text:p>
            <text:p text:style-name="P16"><text:s/>*יוֹם מְצַפֶּי</text:p>
            <text:p text:style-name="P16">*פְּקֻדָּתְ</text:p>
            <text:p text:style-name="P16"><text:soft-page-break/>בָאָה עַתָּה תִהְיֶה מְבוּכָתָם</text:p>
          </table:table-cell>
        </table:table-row>
        <table:table-row>
          <table:table-cell table:style-name="表8.A2" office:value-type="string">
            <text:p text:style-name="P10">their best / like a prickly plant / the straight / from a hedge</text:p>
            <text:p text:style-name="P10">a day / your to observe</text:p>
            <text:p text:style-name="P10">your visitation</text:p>
            <text:p text:style-name="P10">to go,come / this time / to come to pass / their perplexity</text:p>
          </table:table-cell>
        </table:table-row>
      </table:table>
      <text:p text:style-name="P4"/>
      <text:p text:style-name="P9"><text:span text:style-name="T3">[next] </text:span><text:span text:style-name="T4">7:5</text:span></text:p>
      <text:p text:style-name="Text_20_body"/>
      <text:p text:style-name="P7">[/  20191202_104103]</text:p>
      <text:p text:style-name="Text_20_body"/>
      <text:p text:style-name="P8"/>
      <text:p text:style-name="P2">------------------------------------------------------------</text:p>
      <text:p text:style-name="P6">[20191203_065901]</text:p>
      <text:p text:style-name="Text_20_body"/>
      <text:p text:style-name="P9"><text:span text:style-name="T1">1. </text:span><text:span text:style-name="T2">7:5</text:span></text:p>
      <text:p text:style-name="P3">1. </text:p>
      <table:table table:name="表9" table:style-name="表9">
        <table:table-column table:style-name="表9.A"/>
        <table:table-row>
          <table:table-cell table:style-name="表9.A1" office:value-type="string">
            <text:p text:style-name="P16">אַל־תַּאֲמִינוּ בְרֵעַ אַל־תִּבְטְחוּ </text:p>
            <text:p text:style-name="P16">בְּאַלּוּף מִשֹּׁכֶבֶת</text:p>
            <text:p text:style-name="P16">*חֵיקֶ</text:p>
            <text:p text:style-name="P16">*שְׁמֹר פִּתְחֵי־פִי</text:p>
          </table:table-cell>
        </table:table-row>
        <table:table-row>
          <table:table-cell table:style-name="表9.A2" office:value-type="string">
            <text:p text:style-name="P10">not to trust / in an associate / not to trust</text:p>
            <text:p text:style-name="P10">a fri<text:span text:style-name="T6">end / from to lie down</text:span></text:p>
            <text:p text:style-name="P11">thy bosom</text:p>
            <text:p text:style-name="P11">to guard / a door – thy mouth</text:p>
          </table:table-cell>
        </table:table-row>
      </table:table>
      <text:p text:style-name="P3">2. 7:6</text:p>
      <table:table table:name="表10" table:style-name="表10">
        <table:table-column table:style-name="表10.A"/>
        <table:table-row>
          <table:table-cell table:style-name="表10.A1" office:value-type="string">
            <text:p text:style-name="P16">כִּי־בֵן מְנַבֵּל אָב בַּת קָמָה </text:p>
            <text:p text:style-name="P16">בְאִמָּהּ כַּלָּה בַּחֲמֹתָהּ אֹיְבֵי </text:p>
            <text:p text:style-name="P16">אִישׁ אַנְשֵׁי בֵיתוֹ</text:p>
          </table:table-cell>
        </table:table-row>
        <text:soft-page-break/>
        <table:table-row>
          <table:table-cell table:style-name="表10.A2" office:value-type="string">
            <text:p text:style-name="P10">for a son / to fail,disgrace / father / a daughter / to rise</text:p>
            <text:p text:style-name="P10">to her mother / a bride / to her mother in law / an adversary</text:p>
            <text:p text:style-name="P10">a man / a man / his house</text:p>
          </table:table-cell>
        </table:table-row>
      </table:table>
      <text:p text:style-name="P3">1. 7:7</text:p>
      <table:table table:name="表11" table:style-name="表11">
        <table:table-column table:style-name="表11.A"/>
        <table:table-row>
          <table:table-cell table:style-name="表11.A1" office:value-type="string">
            <text:p text:style-name="P16">וַאֲנִי בַּיהוָה אֲצַפֶּה אוֹחִילָה </text:p>
            <text:p text:style-name="P16">לֵאלֹהֵי יִשְׁעִי יִשְׁמָעֵנִי אֱלֹהָי</text:p>
          </table:table-cell>
        </table:table-row>
        <table:table-row>
          <table:table-cell table:style-name="表11.A2" office:value-type="string">
            <text:p text:style-name="P10">and I / towards Jehovah / to peer,observe / to wait,be patient</text:p>
            <text:p text:style-name="P10">to,for gods ~ le:'lohe:y / my liberty / to hear me / gods</text:p>
          </table:table-cell>
        </table:table-row>
      </table:table>
      <text:p text:style-name="P3"/>
      <text:p text:style-name="P9"><text:span text:style-name="T3">[next] </text:span><text:span text:style-name="T4">7:8</text:span></text:p>
      <text:p text:style-name="Text_20_body"/>
      <text:p text:style-name="P7">[/  20191203_072858]</text:p>
      <text:p text:style-name="Text_20_body"/>
      <text:p text:style-name="Text_20_body"/>
      <text:p text:style-name="P8"/>
      <text:p text:style-name="P2">------------------------------------------------------------</text:p>
      <text:p text:style-name="P6">[20191205_081317]</text:p>
      <text:p text:style-name="Text_20_body"/>
      <text:p text:style-name="P9"><text:span text:style-name="T1">1. </text:span><text:span text:style-name="T2">XX:XX</text:span></text:p>
      <text:p text:style-name="P3">1. 7:8</text:p>
      <table:table table:name="表12" table:style-name="表12">
        <table:table-column table:style-name="表12.A"/>
        <table:table-row>
          <table:table-cell table:style-name="表12.A1" office:value-type="string">
            <text:p text:style-name="P16">אַל־תִּשְׂמְחִי אֹיַבְתִּי לִי כִּי </text:p>
            <text:p text:style-name="P16">נָפַלְתִּי קָמְתִּי כִּי־אֵשֵׁב</text:p>
            <text:p text:style-name="P16">*בַּחֹשֶׁ</text:p>
            <text:p text:style-name="P16">יְהוָה אוֹר לִי ס</text:p>
          </table:table-cell>
        </table:table-row>
        <table:table-row>
          <table:table-cell table:style-name="表12.A2" office:value-type="string">
            <text:p text:style-name="P10">not – blithe / my adversary / towards me / for</text:p>
            <text:p text:style-name="P10">to fall [I] / to rise [I] / for – to sit down / </text:p>
            <text:p text:style-name="P10">in sorrow</text:p>
            <text:p text:style-name="P10">Jehovah / lighting / towards me</text:p>
          </table:table-cell>
        </table:table-row>
      </table:table>
      <text:p text:style-name="P3">2. 7:9</text:p>
      <table:table table:name="表13" table:style-name="表13">
        <table:table-column table:style-name="表13.A"/>
        <text:soft-page-break/>
        <table:table-row>
          <table:table-cell table:style-name="表13.A1" office:value-type="string">
            <text:p text:style-name="P16">זַעַף יְהוָה אֶשָּׂא כִּי </text:p>
            <text:p text:style-name="P16">חָטָאתִי לוֹ עַד אֲשֶׁר </text:p>
            <text:p text:style-name="P16">יָרִיב רִיבִי וְעָשָׂה מִשְׁפָּטִי </text:p>
            <text:p text:style-name="P16">יוֹצִיאֵנִי לָאוֹר אֶרְאֶה בְּצִדְקָתוֹ</text:p>
          </table:table-cell>
        </table:table-row>
        <table:table-row>
          <table:table-cell table:style-name="表13.A2" office:value-type="string">
            <text:p text:style-name="P10">anger / Jehovah / to lift / for</text:p>
            <text:p text:style-name="P10">to sin [I] / towards him / as far / what,which</text:p>
            <text:p text:style-name="P10">to grapple / my contest / and to do,make / my justice</text:p>
            <text:p text:style-name="P10">to go out me / towards lightning / to see / at his rightness</text:p>
          </table:table-cell>
        </table:table-row>
      </table:table>
      <text:p text:style-name="P4"/>
      <text:p text:style-name="P9"><text:span text:style-name="T3">[next] </text:span><text:span text:style-name="T4">7:10</text:span></text:p>
      <text:p text:style-name="Text_20_body"/>
      <text:p text:style-name="P7">[/  20191205_083148]</text:p>
      <text:p text:style-name="Text_20_body"/>
      <text:p text:style-name="P8"/>
      <text:p text:style-name="P2">------------------------------------------------------------</text:p>
      <text:p text:style-name="P6">[20191207_070707]</text:p>
      <text:p text:style-name="Text_20_body"/>
      <text:p text:style-name="P9"><text:span text:style-name="T1">1. </text:span><text:span text:style-name="T2">XX:XX</text:span></text:p>
      <text:p text:style-name="P3">1. 7:10</text:p>
      <table:table table:name="表14" table:style-name="表14">
        <table:table-column table:style-name="表14.A"/>
        <table:table-row>
          <table:table-cell table:style-name="表14.A1" office:value-type="string">
            <text:p text:style-name="P16">וְתֵרֶא אֹיַבְתִּי וּתְכַסֶּהָ בוּשָׁה</text:p>
            <text:p text:style-name="P16"><text:s/>הָאֹמְרָה אֵלַי אַיּוֹ יְהוָה</text:p>
            <text:p text:style-name="P16">*אֱלֹהָיִ</text:p>
            <text:p text:style-name="P16">עֵינַי תִּרְאֶינָּה בָּהּ עַתָּה </text:p>
            <text:p text:style-name="P16">תִּהְיֶה לְמִרְמָס כְּטִיט חוּצוֹת</text:p>
          </table:table-cell>
        </table:table-row>
        <table:table-row>
          <table:table-cell table:style-name="表14.A2" office:value-type="string">
            <text:p text:style-name="P10">to see / my adversary / to fill up her / shame</text:p>
            <text:p text:style-name="P10">the to say / towards me / where ? he / jehovah</text:p>
            <text:p text:style-name="P10">gods</text:p>
            <text:p text:style-name="P10"><text:soft-page-break/>my eyes / to see / at her / this time</text:p>
            <text:p text:style-name="P10">to come to pass / towards abasement / mud,clay / outdoors</text:p>
          </table:table-cell>
        </table:table-row>
      </table:table>
      <text:p text:style-name="P3">2. 7:11</text:p>
      <table:table table:name="表15" table:style-name="表15">
        <table:table-column table:style-name="表15.A"/>
        <table:table-row>
          <table:table-cell table:style-name="表15.A1" office:value-type="string">
            <text:p text:style-name="P16">יוֹם לִבְנוֹת</text:p>
            <text:p text:style-name="P16">*גְּדֵרָיִ</text:p>
            <text:p text:style-name="P16">יוֹם הַהוּא יִרְחַק־חֹק</text:p>
          </table:table-cell>
        </table:table-row>
        <table:table-row>
          <table:table-cell table:style-name="表15.A2" office:value-type="string">
            <text:p text:style-name="P10">the day / in to build / thy inclosure / the day / the this / to remove / an appointment</text:p>
          </table:table-cell>
        </table:table-row>
      </table:table>
      <text:p text:style-name="P3">3. 7:12</text:p>
      <table:table table:name="表16" table:style-name="表16">
        <table:table-column table:style-name="表16.A"/>
        <table:table-row>
          <table:table-cell table:style-name="表16.A1" office:value-type="string">
            <text:p text:style-name="P16">יוֹם הוּא </text:p>
            <text:p text:style-name="P16">*וְעָדֶי</text:p>
            <text:p text:style-name="P16">יָבוֹא לְמִנִּי אַשּׁוּר וְעָרֵי</text:p>
            <text:p text:style-name="P16"><text:s/>מָצוֹר וּלְמִנִּי מָצוֹר וְעַד־נָהָר</text:p>
            <text:p text:style-name="P16"><text:s/>וְיָם מִיָּם וְהַר הָהָר</text:p>
          </table:table-cell>
        </table:table-row>
        <table:table-row>
          <table:table-cell table:style-name="表16.A2" office:value-type="string">
            <text:p text:style-name="P10">the day / he</text:p>
            <text:p text:style-name="P10">as far as thee</text:p>
            <text:p text:style-name="P10">to go,come / towards from ~ l'miNiy / Ashshur / and cities / </text:p>
            <text:p text:style-name="P10">a mound / and towards from / a mound / as far as a stream</text:p>
            <text:p text:style-name="P10">and sea / from sea / and a mountain / the mountain</text:p>
          </table:table-cell>
        </table:table-row>
      </table:table>
      <text:p text:style-name="P4"/>
      <text:p text:style-name="P9"><text:span text:style-name="T3">[next] </text:span><text:span text:style-name="T4">7:13</text:span></text:p>
      <text:p text:style-name="Text_20_body"/>
      <text:p text:style-name="P7">[/  20191207_092636]</text:p>
      <text:p text:style-name="Text_20_body"/>
      <text:p text:style-name="P8"/>
      <text:p text:style-name="P2">------------------------------------------------------------</text:p>
      <text:p text:style-name="P6">[20191208_080402]</text:p>
      <text:p text:style-name="Text_20_body"/>
      <text:p text:style-name="P9"><text:soft-page-break/><text:span text:style-name="T1">1. </text:span><text:span text:style-name="T2">XX:XX</text:span></text:p>
      <text:p text:style-name="P3">1. 7:13</text:p>
      <table:table table:name="表17" table:style-name="表17">
        <table:table-column table:style-name="表17.A"/>
        <table:table-row>
          <table:table-cell table:style-name="表17.A1" office:value-type="string">
            <text:p text:style-name="P16">וְהָיְתָה הָאָרֶץ לִשְׁמָמָה עַל־יֹשְׁבֶיהָ </text:p>
            <text:p text:style-name="P16">מִפְּרִי מַעַלְלֵיהֶם ס</text:p>
          </table:table-cell>
        </table:table-row>
        <table:table-row>
          <table:table-cell table:style-name="表17.A2" office:value-type="string">
            <text:p text:style-name="P10">to come to pass / the land / towards devastation / above – to dwell thereof</text:p>
            <text:p text:style-name="P10"><text:s/>from fruit / their act</text:p>
          </table:table-cell>
        </table:table-row>
      </table:table>
      <text:p text:style-name="P3">2. 7:14</text:p>
      <table:table table:name="表18" table:style-name="表18">
        <table:table-column table:style-name="表18.A"/>
        <table:table-row>
          <table:table-cell table:style-name="表18.A1" office:value-type="string">
            <text:p text:style-name="P16">רְעֵה</text:p>
            <text:p text:style-name="P16">*עַמְּ</text:p>
            <text:p text:style-name="P16">*בְשִׁבְטֶ</text:p>
            <text:p text:style-name="P16"><text:s/>צֹאן</text:p>
            <text:p text:style-name="P16">*נַחֲלָתֶ</text:p>
            <text:p text:style-name="P16">שֹׁכְנִי לְבָדָד יַעַר</text:p>
            <text:p text:style-name="P16">*בְּתוֹ</text:p>
            <text:p text:style-name="P16">כַּרְמֶל יִרְעוּ בָשָׁן וְגִלְעָד כִּימֵי עוֹלָם</text:p>
          </table:table-cell>
        </table:table-row>
        <table:table-row>
          <table:table-cell table:style-name="表18.A2" office:value-type="string">
            <text:p text:style-name="P10">to tend</text:p>
            <text:p text:style-name="P10">thy people</text:p>
            <text:p text:style-name="P10">with thy stick</text:p>
            <text:p text:style-name="P10">a flock</text:p>
            <text:p text:style-name="P10">thy inherited</text:p>
            <text:p text:style-name="P10">to reside / in sep<text:span text:style-name="T6">arate / a forest</text:span></text:p>
            <text:p text:style-name="P11">in the center</text:p>
            <text:p text:style-name="P11">Karmel / to tend / Bashan / and Gilan / like a day / eternity</text:p>
          </table:table-cell>
        </table:table-row>
      </table:table>
      <text:p text:style-name="P4"/>
      <text:p text:style-name="P9"><text:span text:style-name="T3">[next] </text:span><text:span text:style-name="T4">7:15</text:span></text:p>
      <text:p text:style-name="Text_20_body"/>
      <text:p text:style-name="P7">[/  20191208_092413]</text:p>
      <text:p text:style-name="Text_20_body"/>
      <text:p text:style-name="P8"><text:soft-page-break/></text:p>
      <text:p text:style-name="P2">------------------------------------------------------------</text:p>
      <text:p text:style-name="P6">[20191211_073449]</text:p>
      <text:p text:style-name="Text_20_body"/>
      <text:p text:style-name="P9"><text:span text:style-name="T1">1. </text:span><text:span text:style-name="T2">XX:XX</text:span></text:p>
      <text:p text:style-name="P3">1. 7:15</text:p>
      <table:table table:name="表19" table:style-name="表19">
        <table:table-column table:style-name="表19.A"/>
        <table:table-row>
          <table:table-cell table:style-name="表19.A1" office:value-type="string">
            <text:p text:style-name="P16">כִּימֵי</text:p>
            <text:p text:style-name="P16">*צֵאתְ</text:p>
            <text:p text:style-name="P16">מֵאֶרֶץ מִצְרָיִם אַרְאֶנּוּ נִפְלָאוֹת</text:p>
          </table:table-cell>
        </table:table-row>
        <table:table-row>
          <table:table-cell table:style-name="表19.A2" office:value-type="string">
            <text:p text:style-name="P10">according to days</text:p>
            <text:p text:style-name="P10">your to go out</text:p>
            <text:p text:style-name="P10">from the land / Mitsrajm / to show him / wonderful</text:p>
          </table:table-cell>
        </table:table-row>
      </table:table>
      <text:p text:style-name="P3">2. 7:16</text:p>
      <table:table table:name="表20" table:style-name="表20">
        <table:table-column table:style-name="表20.A"/>
        <table:table-row>
          <table:table-cell table:style-name="表20.A1" office:value-type="string">
            <text:p text:style-name="P16">יִרְאוּ גוֹיִם וְיֵבֹשׁוּ מִכֹּל </text:p>
            <text:p text:style-name="P16">גְּבוּרָתָם יָשִׂימוּ יָד עַל־פֶּה </text:p>
            <text:p text:style-name="P16">אָזְנֵיהֶם תֶּחֱרַשְׁנָה</text:p>
          </table:table-cell>
        </table:table-row>
        <table:table-row>
          <table:table-cell table:style-name="表20.A2" office:value-type="string">
            <text:p text:style-name="P10">to see / Gentiles / to be ashamed / from all</text:p>
            <text:p text:style-name="P10">their victories / to put / a hand / upon mouth</text:p>
            <text:p text:style-name="P10">their ears / to be deaf</text:p>
          </table:table-cell>
        </table:table-row>
      </table:table>
      <text:p text:style-name="P4"/>
      <text:p text:style-name="P9"><text:span text:style-name="T3">[next] </text:span><text:span text:style-name="T4">7:17</text:span></text:p>
      <text:p text:style-name="Text_20_body"/>
      <text:p text:style-name="P7">[/  20191211_081107]</text:p>
      <text:p text:style-name="Text_20_body"/>
      <text:p text:style-name="P8"/>
      <text:p text:style-name="Text_20_body"/>
      <text:p text:style-name="P2">------------------------------------------------------------</text:p>
      <text:p text:style-name="P6">[20191212_092720]</text:p>
      <text:p text:style-name="Text_20_body"><text:soft-page-break/></text:p>
      <text:p text:style-name="P9"><text:span text:style-name="T1">1. </text:span><text:span text:style-name="T2">XX:XX</text:span></text:p>
      <text:p text:style-name="P3">1. 7:17</text:p>
      <table:table table:name="表21" table:style-name="表21">
        <table:table-column table:style-name="表21.A"/>
        <table:table-row>
          <table:table-cell table:style-name="表21.A1" office:value-type="string">
            <text:p text:style-name="P16">יְלַחֲכוּ עָפָר כַּנָּחָשׁ כְּזֹחֲלֵי</text:p>
            <text:p text:style-name="P16"><text:s/>אֶרֶץ יִרְגְּזוּ מִמִּסְגְּרֹתֵיהֶם אֶל־יְהוָה</text:p>
            <text:p text:style-name="P16"><text:s/>אֱלֹהֵינוּ יִפְחָדוּ וְיִרְאוּ מִמֶּךָּ</text:p>
          </table:table-cell>
        </table:table-row>
        <table:table-row>
          <table:table-cell table:style-name="表21.A2" office:value-type="string">
            <text:p text:style-name="P10">to lick / dust / like a snake / to crawl</text:p>
            <text:p text:style-name="P10">the earth / to quiver / from their stronghold / towards Jehovah</text:p>
            <text:p text:style-name="P10">out gods / to be startled / and to fear / out of thee</text:p>
          </table:table-cell>
        </table:table-row>
      </table:table>
      <text:p text:style-name="P3">2. 7:18</text:p>
      <table:table table:name="表22" table:style-name="表22">
        <table:table-column table:style-name="表22.A"/>
        <table:table-row>
          <table:table-cell table:style-name="表22.A1" office:value-type="string">
            <text:p text:style-name="P16">מִי־אֵל</text:p>
            <text:p text:style-name="P16">*כָּמוֹ</text:p>
            <text:p text:style-name="P16">נֹשֵׂא עָוֹן וְעֹבֵר עַל־פֶּשַׁע </text:p>
            <text:p text:style-name="P16">לִשְׁאֵרִית נַחֲלָתוֹ לֹא־הֶחֱזִיק לָעַד </text:p>
            <text:p text:style-name="P16">אַפּוֹ כִּי־חָפֵץ חֶסֶד הוּא</text:p>
          </table:table-cell>
        </table:table-row>
        <table:table-row>
          <table:table-cell table:style-name="表22.A2" office:value-type="string">
            <text:p text:style-name="P10">who? almighty</text:p>
            <text:p text:style-name="P10">thu<text:span text:style-name="T6">s thee</text:span></text:p>
            <text:p text:style-name="P10"><text:span text:style-name="T6">to lift / evil ~ </text:span><text:span text:style-name="T10">A</text:span><text:span text:style-name="T6">:won / and to cross over / upon a revolt</text:span></text:p>
            <text:p text:style-name="P11">towards a remainder / his inherited / not to be strong / in perpetuaty</text:p>
            <text:p text:style-name="P11">his nose / for – to be pleased / kindness / he</text:p>
          </table:table-cell>
        </table:table-row>
      </table:table>
      <text:p text:style-name="P4"/>
      <text:p text:style-name="P9"><text:span text:style-name="T3">[next] </text:span><text:span text:style-name="T4">7:19</text:span></text:p>
      <text:p text:style-name="Text_20_body"/>
      <text:p text:style-name="P7">[/  20191212_094843]</text:p>
      <text:p text:style-name="Text_20_body"/>
      <text:p text:style-name="P8"/>
      <text:p text:style-name="P2">------------------------------------------------------------</text:p>
      <text:p text:style-name="P6">[20191213_085446]</text:p>
      <text:p text:style-name="Text_20_body"><text:soft-page-break/></text:p>
      <text:p text:style-name="P9"><text:span text:style-name="T1">1. </text:span><text:span text:style-name="T2">XX:XX</text:span></text:p>
      <text:p text:style-name="P3">1. 7:19</text:p>
      <table:table table:name="表23" table:style-name="表23">
        <table:table-column table:style-name="表23.A"/>
        <table:table-row>
          <table:table-cell table:style-name="表23.A1" office:value-type="string">
            <text:p text:style-name="P16">יָשׁוּב יְרַחֲמֵנוּ יִכְבֹּשׁ עֲוֹנֹתֵינוּ</text:p>
            <text:p text:style-name="P16">*וְתַשְׁלִי</text:p>
            <text:p text:style-name="P16">בִּמְצֻלוֹת יָם כָּל־חַטֹּאותָם</text:p>
          </table:table-cell>
        </table:table-row>
        <table:table-row>
          <table:table-cell table:style-name="表23.A2" office:value-type="string">
            <text:p text:style-name="P10">return / to love us / to subjugate ~ yix'bosh / our evil ~ <text:span text:style-name="T11">A</text:span>`wonothe:ynu:</text:p>
            <text:p text:style-name="P10">and to cast away</text:p>
            <text:p text:style-name="P10">towards the depth ~ bi'm'tsulo:th / ya:m ~ sea / all their offences ~ ka:l-chat^owtha:'m</text:p>
          </table:table-cell>
        </table:table-row>
      </table:table>
      <text:p text:style-name="P3">2. 7:20</text:p>
      <table:table table:name="表24" table:style-name="表24">
        <table:table-column table:style-name="表24.A"/>
        <table:table-row>
          <table:table-cell table:style-name="表24.A1" office:value-type="string">
            <text:p text:style-name="P16">תִּתֵּן אֱמֶת לְיַעֲקֹב חֶסֶד </text:p>
            <text:p text:style-name="P16">לְאַבְרָהָם אֲשֶׁר־נִשְׁבַּעְתָּ לַאֲבֹתֵינוּ מִימֵי קֶדֶם</text:p>
          </table:table-cell>
        </table:table-row>
        <table:table-row>
          <table:table-cell table:style-name="表24.A2" office:value-type="string">
            <text:p text:style-name="P10">to give / trustworthiness / towards Jacob / kindness</text:p>
            <text:p text:style-name="P10">towards Abraham / who,which / swear / towards / our fathers / from days / antiquity</text:p>
          </table:table-cell>
        </table:table-row>
      </table:table>
      <text:p text:style-name="P4"/>
      <text:p text:style-name="P9"><text:span text:style-name="T3">[next] </text:span><text:span text:style-name="T4">hahom</text:span></text:p>
      <text:p text:style-name="Text_20_body"/>
      <text:p text:style-name="P7">[/  20191213_092606]</text:p>
      <text:p text:style-name="Text_20_body"/>
      <text:p text:style-name="P8"/>
      <text:p text:style-name="P2">------------------------------------------------------------</text:p>
      <text:p text:style-name="P6">[20191215_092810]</text:p>
      <text:p text:style-name="Text_20_body"/>
      <text:p text:style-name="P9"><text:span text:style-name="T1">1. </text:span><text:span text:style-name="T2">1:1</text:span></text:p>
      <text:p text:style-name="P3">1. </text:p>
      <table:table table:name="表25" table:style-name="表25">
        <table:table-column table:style-name="表25.A"/>
        <table:table-row>
          <table:table-cell table:style-name="表25.A1" office:value-type="string">
            <text:p text:style-name="P16">מַשָּׂא נִינְוֵה סֵפֶר חֲזוֹן נַחוּם הָאֶלְקֹשִׁי</text:p>
          </table:table-cell>
        </table:table-row>
        <text:soft-page-break/>
        <table:table-row>
          <table:table-cell table:style-name="表25.A2" office:value-type="string">
            <text:p text:style-name="P10">burden / ninwe / writing / revelation / nahom / elqoshite</text:p>
          </table:table-cell>
        </table:table-row>
      </table:table>
      <text:p text:style-name="P3">2. 1:2</text:p>
      <table:table table:name="表26" table:style-name="表26">
        <table:table-column table:style-name="表26.A"/>
        <table:table-row>
          <table:table-cell table:style-name="表26.A1" office:value-type="string">
            <text:p text:style-name="P16">אֵל קַנּוֹא וְנֹקֵם יְהוָה </text:p>
            <text:p text:style-name="P16">נֹקֵם יְהוָה וּבַעַל חֵמָה </text:p>
            <text:p text:style-name="P16">נֹקֵם יְהוָה לְצָרָיו וְנוֹטֵר </text:p>
            <text:p text:style-name="P16">הוּא לְאֹיְבָיו</text:p>
          </table:table-cell>
        </table:table-row>
        <table:table-row>
          <table:table-cell table:style-name="表26.A2" office:value-type="string">
            <text:p text:style-name="P10">deity / jealous / revenge / jehovah</text:p>
            <text:p text:style-name="P10">revenge / jehovah / and a master / anger</text:p>
            <text:p text:style-name="P10">revenge / jehovah / to his adversary / to guard</text:p>
            <text:p text:style-name="P10">she,it / towards his adversary</text:p>
          </table:table-cell>
        </table:table-row>
      </table:table>
      <text:p text:style-name="P4"/>
      <text:p text:style-name="P9"><text:span text:style-name="T3">[next] </text:span><text:span text:style-name="T4">1:3</text:span></text:p>
      <text:p text:style-name="Text_20_body"/>
      <text:p text:style-name="P7">[/  20191215_093932]</text:p>
      <text:p text:style-name="Text_20_body"/>
      <text:p text:style-name="P8"/>
      <text:p text:style-name="P2">------------------------------------------------------------</text:p>
      <text:p text:style-name="P6">[20191216_095809]</text:p>
      <text:p text:style-name="Text_20_body"/>
      <text:p text:style-name="P9"><text:span text:style-name="T1">1. </text:span><text:span text:style-name="T2">1:3</text:span></text:p>
      <text:p text:style-name="P3">1. </text:p>
      <table:table table:name="表27" table:style-name="表27">
        <table:table-column table:style-name="表27.A"/>
        <table:table-row>
          <table:table-cell table:style-name="表27.A1" office:value-type="string">
            <text:p text:style-name="P16">יְהוָֹה</text:p>
            <text:p text:style-name="P16">*אֶרֶ</text:p>
            <text:p text:style-name="P16">אַפַּיִם *וּגְדוֹל־ [וּגְדָל־]כֹּחַ וְנַקֵּה </text:p>
            <text:p text:style-name="P16">לֹא יְנַקֶּה יְהוָה בְּסוּפָה </text:p>
            <text:p text:style-name="P16">וּבִשְׂעָרָה דַּרְכּוֹ וְעָנָן אֲבַק רַגְלָיו</text:p>
          </table:table-cell>
        </table:table-row>
        <table:table-row>
          <table:table-cell table:style-name="表27.A2" office:value-type="string">
            <text:p text:style-name="P10">jehovah</text:p>
            <text:p text:style-name="P10"><text:soft-page-break/>erex ~ long</text:p>
            <text:p text:style-name="P10">anger / and great – vigor ~ koa_ch / to make clean</text:p>
            <text:p text:style-name="P10">not / to make clean / jehovah / in a hurricane</text:p>
            <text:p text:style-name="P10">and in a hurricane / his road / and cloud ~ w'<text:span text:style-name="T11">A</text:span>:na:n / particles / a foot ~ ragh'la:yw</text:p>
            <text:p text:style-name="P10"/>
          </table:table-cell>
        </table:table-row>
      </table:table>
      <text:p text:style-name="P3">2. 1:4</text:p>
      <table:table table:name="表28" table:style-name="表28">
        <table:table-column table:style-name="表28.A"/>
        <table:table-row>
          <table:table-cell table:style-name="表28.A1" office:value-type="string">
            <text:p text:style-name="P16"/>
          </table:table-cell>
        </table:table-row>
        <table:table-row>
          <table:table-cell table:style-name="表28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P8"/>
      <text:p text:style-name="Text_20_body"/>
      <text:p text:style-name="Text_20_body"/>
      <text:p text:style-name="P2">------------------------------------------------------------</text:p>
      <text:p text:style-name="P6">[20191217_073906]</text:p>
      <text:p text:style-name="Text_20_body"/>
      <text:p text:style-name="P9"><text:span text:style-name="T1">1. </text:span><text:span text:style-name="T2">XX:XX</text:span></text:p>
      <text:p text:style-name="P3">1. 1:4</text:p>
      <table:table table:name="表29" table:style-name="表29">
        <table:table-column table:style-name="表29.A"/>
        <table:table-row>
          <table:table-cell table:style-name="表29.A1" office:value-type="string">
            <text:p text:style-name="P16">גּוֹעֵר בַּיָּם וַיַּבְּשֵׁהוּ וְכָל־הַנְּהָרוֹת </text:p>
            <text:p text:style-name="P16">הֶחֱרִיב אֻמְלַל בָּשָׁן וְכַרְמֶל </text:p>
            <text:p text:style-name="P16">וּפֶרַח לְבָנוֹן אֻמְלָל</text:p>
          </table:table-cell>
        </table:table-row>
        <table:table-row>
          <table:table-cell table:style-name="表29.A2" office:value-type="string">
            <text:p text:style-name="P10">to chide / towards sea / to dry it / and all the streams</text:p>
            <text:p text:style-name="P10">to desolate / sick / Bashan / and Carmel</text:p>
            <text:p text:style-name="P10">and bloom / Lebanon / sick</text:p>
          </table:table-cell>
        </table:table-row>
      </table:table>
      <text:p text:style-name="P3">2. 1:5</text:p>
      <table:table table:name="表30" table:style-name="表30">
        <table:table-column table:style-name="表30.A"/>
        <text:soft-page-break/>
        <table:table-row>
          <table:table-cell table:style-name="表30.A1" office:value-type="string">
            <text:p text:style-name="P16">הָרִים רָעֲשׁוּ מִמֶּנּוּ וְהַגְּבָעוֹת </text:p>
            <text:p text:style-name="P16">הִתְמֹגָגוּ וַתִּשָּׂא הָאָרֶץ מִפָּנָיו </text:p>
            <text:p text:style-name="P16">וְתֵבֵל וְכָל־יֹשְׁבֵי בָהּ</text:p>
          </table:table-cell>
        </table:table-row>
        <table:table-row>
          <table:table-cell table:style-name="表30.A2" office:value-type="string">
            <text:p text:style-name="P10">mountains / to undulate / from him / and the hillock</text:p>
            <text:p text:style-name="P10">to melt / and to lift / the land / from his face</text:p>
            <text:p text:style-name="P10">and globe / and all to dwell / on her</text:p>
          </table:table-cell>
        </table:table-row>
      </table:table>
      <text:p text:style-name="P4"/>
      <text:p text:style-name="P9"><text:span text:style-name="T3">[next] </text:span><text:span text:style-name="T4">1:6</text:span></text:p>
      <text:p text:style-name="Text_20_body"/>
      <text:p text:style-name="P7">[/  20191217_081402]</text:p>
      <text:p text:style-name="Text_20_body"/>
      <text:p text:style-name="P8"/>
      <text:p text:style-name="P2">------------------------------------------------------------</text:p>
      <text:p text:style-name="P6">[20191218_111619]</text:p>
      <text:p text:style-name="Text_20_body"/>
      <text:p text:style-name="P9"><text:span text:style-name="T1">1. </text:span><text:span text:style-name="T2">XX:XX</text:span></text:p>
      <text:p text:style-name="P3">1. 1:6</text:p>
      <table:table table:name="表31" table:style-name="表31">
        <table:table-column table:style-name="表31.A"/>
        <table:table-row>
          <table:table-cell table:style-name="表31.A1" office:value-type="string">
            <text:p text:style-name="P16">לִפְנֵי זַעְמוֹ מִי יַעֲמוֹד </text:p>
            <text:p text:style-name="P16">וּמִי יָקוּם בַּחֲרוֹן אַפּוֹ </text:p>
            <text:p text:style-name="P16">חֲמָתוֹ נִתְּכָה כָאֵשׁ וְהַצֻּרִים </text:p>
            <text:p text:style-name="P16">נִתְּצוּ מִמֶּנּוּ</text:p>
          </table:table-cell>
        </table:table-row>
        <table:table-row>
          <table:table-cell table:style-name="表31.A2" office:value-type="string">
            <text:p text:style-name="P11">towards before / his fury / who ? / stand</text:p>
            <text:p text:style-name="P11">and who ? / to rise / in a burning (of anger) / his nose</text:p>
            <text:p text:style-name="P11">his heat / to flow / like fire / and the rocks</text:p>
            <text:p text:style-name="P11">to tear down / from him</text:p>
          </table:table-cell>
        </table:table-row>
      </table:table>
      <text:p text:style-name="P3">2. 1:7</text:p>
      <table:table table:name="表32" table:style-name="表32">
        <table:table-column table:style-name="表32.A"/>
        <table:table-row>
          <table:table-cell table:style-name="表32.A1" office:value-type="string">
            <text:p text:style-name="P16">טוֹב יְהוָה לְמָעוֹז בְּיוֹם </text:p>
            <text:p text:style-name="P16"><text:soft-page-break/>צָרָה וְיֹדֵעַ חֹסֵי בוֹ</text:p>
          </table:table-cell>
        </table:table-row>
        <table:table-row>
          <table:table-cell table:style-name="表32.A2" office:value-type="string">
            <text:p text:style-name="P10">d^o:v ~ good / jehovah / towards,for a fortified place / in the day</text:p>
            <text:p text:style-name="P10">trouble / w'yod^e:<text:span text:style-name="T9">A</text:span> ~ to know / to flee for protection / in him</text:p>
          </table:table-cell>
        </table:table-row>
      </table:table>
      <text:p text:style-name="P4"/>
      <text:p text:style-name="P9"><text:span text:style-name="T3">[next] </text:span><text:span text:style-name="T4">1:8</text:span></text:p>
      <text:p text:style-name="Text_20_body"/>
      <text:p text:style-name="P7">[/  20191218_113516]</text:p>
      <text:p text:style-name="Text_20_body"/>
      <text:p text:style-name="P8"/>
      <text:p text:style-name="Text_20_body"/>
      <text:p text:style-name="P2">------------------------------------------------------------</text:p>
      <text:p text:style-name="P6">[20191219_102145]</text:p>
      <text:p text:style-name="Text_20_body"/>
      <text:p text:style-name="P9"><text:span text:style-name="T1">1. </text:span><text:span text:style-name="T2">XX:XX</text:span></text:p>
      <text:p text:style-name="P3">1. 1:8</text:p>
      <table:table table:name="表33" table:style-name="表33">
        <table:table-column table:style-name="表33.A"/>
        <table:table-row>
          <table:table-cell table:style-name="表33.A1" office:value-type="string">
            <text:p text:style-name="P16">וּבְשֶׁטֶף עֹבֵר כָּלָה יַעֲשֶׂה </text:p>
            <text:p text:style-name="P16">מְקוֹמָהּ וְאֹיְבָיו יְרַדֶּף</text:p>
            <text:p text:style-name="P16">**־חֹשֶׁ</text:p>
          </table:table-cell>
        </table:table-row>
        <table:table-row>
          <table:table-cell table:style-name="表33.A2" office:value-type="string">
            <text:p text:style-name="P10">and with a flood / to cover / a completion,destruction / to do,make</text:p>
            <text:p text:style-name="P10">a locality thereof / and his adversary / to run after – the dark</text:p>
          </table:table-cell>
        </table:table-row>
      </table:table>
      <text:p text:style-name="P3">2. 1:9</text:p>
      <table:table table:name="表34" table:style-name="表34">
        <table:table-column table:style-name="表34.A"/>
        <table:table-row>
          <table:table-cell table:style-name="表34.A1" office:value-type="string">
            <text:p text:style-name="P16">מַה־תְּחַשְּׁבוּן אֶל־יְהוָה כָּלָה הוּא </text:p>
            <text:p text:style-name="P16">עֹשֶׂה לֹא־תָקוּם פַּעֲמַיִם צָרָה</text:p>
          </table:table-cell>
        </table:table-row>
        <table:table-row>
          <table:table-cell table:style-name="表34.A2" office:value-type="string">
            <text:p text:style-name="P10">what,why ? / to fabricate,think / towards – jehovah / <text:s/>a completion,destruction / he / to do,make / not – to rise up / a stroke / adversary</text:p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<text:soft-page-break/>[/  XXX]</text:p>
      <text:p text:style-name="Text_20_body"/>
      <text:p text:style-name="P8"/>
      <text:p text:style-name="Text_20_body"/>
      <text:p text:style-name="P2">------------------------------------------------------------</text:p>
      <text:p text:style-name="P6">[XXX]</text:p>
      <text:p text:style-name="Text_20_body"/>
      <text:p text:style-name="P9"><text:span text:style-name="T1">1. </text:span><text:span text:style-name="T2">XX:XX</text:span></text:p>
      <text:p text:style-name="P3">1. 1:10</text:p>
      <table:table table:name="表35" table:style-name="表35">
        <table:table-column table:style-name="表35.A"/>
        <table:table-row>
          <table:table-cell table:style-name="表35.A1" office:value-type="string">
            <text:p text:style-name="P16">כִּי עַד־סִירִים סְבֻכִים וּכְסָבְאָם </text:p>
            <text:p text:style-name="P16">סְבוּאִים אֻכְּלוּ כְּקַשׁ יָבֵשׁ מָלֵא</text:p>
          </table:table-cell>
        </table:table-row>
        <table:table-row>
          <table:table-cell table:style-name="表35.A2" office:value-type="string">
            <text:p text:style-name="P10">for / as far as a thorn / to entwine / and like their wine</text:p>
            <text:p text:style-name="P10">to become tipsy / to eat / like (dry) straw / dry / to be full</text:p>
          </table:table-cell>
        </table:table-row>
      </table:table>
      <text:p text:style-name="P3">2. 1:11</text:p>
      <table:table table:name="表36" table:style-name="表36">
        <table:table-column table:style-name="表36.A"/>
        <table:table-row>
          <table:table-cell table:style-name="表36.A1" office:value-type="string">
            <text:p text:style-name="P16">**מִמֵּ</text:p>
            <text:p text:style-name="P16">יָצָא חֹשֵׁב עַל־יְהוָה רָעָה </text:p>
            <text:p text:style-name="P16">יֹעֵץ בְּלִיָּעַל ס</text:p>
          </table:table-cell>
        </table:table-row>
        <table:table-row>
          <table:table-cell table:style-name="表36.A2" office:value-type="string">
            <text:p text:style-name="P10">out of thee</text:p>
            <text:p text:style-name="P10">to go out / to plot / upon,against / jehovah / evil</text:p>
            <text:p text:style-name="P10">to advise / wickedness</text:p>
          </table:table-cell>
        </table:table-row>
      </table:table>
      <text:p text:style-name="P4"/>
      <text:p text:style-name="P9"><text:span text:style-name="T3">[next] </text:span><text:span text:style-name="T4">1:12</text:span></text:p>
      <text:p text:style-name="Text_20_body"/>
      <text:p text:style-name="P7">[/  20191222_113734]</text:p>
      <text:p text:style-name="Text_20_body"/>
      <text:p text:style-name="P8"/>
      <text:p text:style-name="P2">------------------------------------------------------------</text:p>
      <text:p text:style-name="P6">[20191223_074339]</text:p>
      <text:p text:style-name="Text_20_body"><text:soft-page-break/></text:p>
      <text:p text:style-name="P9"><text:span text:style-name="T1">1. </text:span><text:span text:style-name="T2">XX:XX</text:span></text:p>
      <text:p text:style-name="P3">1. 1:12</text:p>
      <table:table table:name="表37" table:style-name="表37">
        <table:table-column table:style-name="表37.A"/>
        <table:table-row>
          <table:table-cell table:style-name="表37.A1" office:value-type="string">
            <text:p text:style-name="P16">כֹּה אָמַר יְהוָה אִם־שְׁלֵמִים וְכֵן </text:p>
            <text:p text:style-name="P16">רַבִּים וְכֵן נָגֹזּוּ וְעָבָר</text:p>
            <text:p text:style-name="P16">**וְעִנִּתִ</text:p>
            <text:p text:style-name="P16">**לֹא אֲעַנֵּ</text:p>
            <text:p text:style-name="P16">עוֹד</text:p>
          </table:table-cell>
        </table:table-row>
        <table:table-row>
          <table:table-cell table:style-name="表37.A2" office:value-type="string">
            <text:p text:style-name="P10">thu<text:span text:style-name="T6">s / to say / jehovah / whether ? - friendly / and rightly,just</text:span></text:p>
            <text:p text:style-name="P11">abundant / and rightly / to cut off / and to cross over</text:p>
            <text:p text:style-name="P11">and to depress</text:p>
            <text:p text:style-name="P11">not to depress thee</text:p>
            <text:p text:style-name="P11">again</text:p>
          </table:table-cell>
        </table:table-row>
      </table:table>
      <text:p text:style-name="P3">2. 1:13</text:p>
      <table:table table:name="表38" table:style-name="表38">
        <table:table-column table:style-name="表38.A"/>
        <table:table-row>
          <table:table-cell table:style-name="表38.A1" office:value-type="string">
            <text:p text:style-name="P16">וְעַתָּה אֶשְׁבֹּר מֹטֵהוּ</text:p>
            <text:p text:style-name="P16">**מֵעָלָיִ</text:p>
            <text:p text:style-name="P16">**וּמוֹסְרֹתַיִ</text:p>
            <text:p text:style-name="P16">אֲנַתֵּק</text:p>
          </table:table-cell>
        </table:table-row>
        <table:table-row>
          <table:table-cell table:style-name="表38.A2" office:value-type="string">
            <text:p text:style-name="P10">and this time / to burst / his yoke</text:p>
            <text:p text:style-name="P10">from above thee</text:p>
            <text:p text:style-name="P10">and thy restraint</text:p>
            <text:p text:style-name="P10">to tear off</text:p>
          </table:table-cell>
        </table:table-row>
      </table:table>
      <text:p text:style-name="P3">1. 1:14</text:p>
      <table:table table:name="表39" table:style-name="表39">
        <table:table-column table:style-name="表39.A"/>
        <table:table-row>
          <table:table-cell table:style-name="表39.A1" office:value-type="string">
            <text:p text:style-name="P16">וְצִוָּה</text:p>
            <text:p text:style-name="P16">*עָלֶי</text:p>
            <text:p text:style-name="P16"><text:s/>*יְהוָה לֹא־יִזָּרַע מִשִּׁמְ</text:p>
            <text:p text:style-name="P16"><text:soft-page-break/>*עוֹד מִבֵּית אֱלֹהֶי</text:p>
            <text:p text:style-name="P16">*אַכְרִית פֶּסֶל וּמַסֵּכָה אָשִׂים קִבְרֶ</text:p>
            <text:p text:style-name="P16">כִּי קַלּוֹתָ פ</text:p>
          </table:table-cell>
        </table:table-row>
        <table:table-row>
          <table:table-cell table:style-name="表39.A2" office:value-type="string">
            <text:p text:style-name="P10">to constitute</text:p>
            <text:p text:style-name="P10">upon thee</text:p>
            <text:p text:style-name="P10">jehovah / not to sow / from thy position</text:p>
            <text:p text:style-name="P10">again / from a house / thy gods</text:p>
            <text:p text:style-name="P10">to cut off / an idol / and a cast image / to put / thy grave</text:p>
            <text:p text:style-name="P10">for / vile</text:p>
          </table:table-cell>
        </table:table-row>
      </table:table>
      <text:p text:style-name="P3"/>
      <text:p text:style-name="P9"><text:span text:style-name="T3">[next] </text:span><text:span text:style-name="T4">1:15</text:span></text:p>
      <text:p text:style-name="Text_20_body"/>
      <text:p text:style-name="P7">[/  20191223_094901]</text:p>
      <text:p text:style-name="Text_20_body"/>
      <text:p text:style-name="P8"/>
      <text:p text:style-name="Text_20_body"/>
      <text:p text:style-name="P2">------------------------------------------------------------</text:p>
      <text:p text:style-name="P6">[20191224_094016]</text:p>
      <text:p text:style-name="Text_20_body"/>
      <text:p text:style-name="P9"><text:span text:style-name="T1">1. </text:span><text:span text:style-name="T2">XX:XX</text:span></text:p>
      <text:p text:style-name="P3">1. 1:15</text:p>
      <table:table table:name="表40" table:style-name="表40">
        <table:table-column table:style-name="表40.A"/>
        <table:table-row>
          <table:table-cell table:style-name="表40.A1" office:value-type="string">
            <text:p text:style-name="P16">הִנֵּה עַל־הֶהָרִים רַגְלֵי מְבַשֵּׂר </text:p>
            <text:p text:style-name="P16">מַשְׁמִיעַ שָׁלוֹם חָגִּי יְהוּדָה</text:p>
            <text:p text:style-name="P16">*חַגַּיִ</text:p>
            <text:p text:style-name="P16"><text:s/>*שַׁלְּמִי נְדָרָיִ</text:p>
            <text:p text:style-name="P16">כִּי לֹא יוֹסִיף עוֹד *לַעֲבוֹר־ [לַעֲבָר־]</text:p>
            <text:p text:style-name="P16">*בָּ</text:p>
            <text:p text:style-name="P16"><text:soft-page-break/>בְּלִיַּעַל כֻּלֹּה נִכְרָת</text:p>
          </table:table-cell>
        </table:table-row>
        <table:table-row>
          <table:table-cell table:style-name="表40.A2" office:value-type="string">
            <text:p text:style-name="P10">lo! / upon,against / the mountains / a foot / to announce glad news</text:p>
            <text:p text:style-name="P10">to tell / welfare</text:p>
            <text:p text:style-name="P10">a festival</text:p>
            <text:p text:style-name="P10">to be safe / thy promise</text:p>
            <text:p text:style-name="P10">for / not / to continue / still,more / to cross over / towards,on thee</text:p>
            <text:p text:style-name="P10">without profit / whole / to cut off</text:p>
          </table:table-cell>
        </table:table-row>
      </table:table>
      <text:p text:style-name="P3">2. 2:1</text:p>
      <table:table table:name="表41" table:style-name="表41">
        <table:table-column table:style-name="表41.A"/>
        <table:table-row>
          <table:table-cell table:style-name="表41.A1" office:value-type="string">
            <text:p text:style-name="P16">*עָלָה מֵפִיץ עַל־פָּנַיִ</text:p>
            <text:p text:style-name="P16">נָצוֹר מְצֻרָה צַפֵּה</text:p>
            <text:p text:style-name="P16">*־דֶרֶ</text:p>
            <text:p text:style-name="P16">חַזֵּק מָתְנַיִם אַמֵּץ כֹּחַ מְאֹד</text:p>
          </table:table-cell>
        </table:table-row>
        <table:table-row>
          <table:table-cell table:style-name="表41.A2" office:value-type="string">
            <text:p text:style-name="P10">to ascend / to dash / upon,against – thy face</text:p>
            <text:p text:style-name="P10">to guard / a mound / to observe</text:p>
            <text:p text:style-name="P10">a road</text:p>
            <text:p text:style-name="P10">to fasten / loins / to be alert / to be firm ~ ko<text:span text:style-name="T8">a</text:span>ch / wholly</text:p>
          </table:table-cell>
        </table:table-row>
      </table:table>
      <text:p text:style-name="P3">1. 2:2</text:p>
      <table:table table:name="表42" table:style-name="表42">
        <table:table-column table:style-name="表42.A"/>
        <table:table-row>
          <table:table-cell table:style-name="表42.A1" office:value-type="string">
            <text:p text:style-name="P16">כִּי שָׁב יְהוָה אֶת־גְּאוֹן </text:p>
            <text:p text:style-name="P16">יַעֲקֹב כִּגְאוֹן יִשְׂרָאֵל כִּי</text:p>
            <text:p text:style-name="P16"><text:s/>בְקָקוּם בֹּקְקִים וּזְמֹרֵיהֶם שִׁחֵתוּ</text:p>
          </table:table-cell>
        </table:table-row>
        <table:table-row>
          <table:table-cell table:style-name="表42.A2" office:value-type="string">
            <text:p text:style-name="P10">for / to turn back / jehovah / self,even – majesty</text:p>
            <text:p text:style-name="P10">jacob / like majesty / israel / for</text:p>
            <text:p text:style-name="P10">to empty them out / to empty out / and their twig / to dec<text:span text:style-name="T6">ay</text:span></text:p>
          </table:table-cell>
        </table:table-row>
      </table:table>
      <text:p text:style-name="P3"/>
      <text:p text:style-name="P9"><text:span text:style-name="T3">[next] </text:span><text:span text:style-name="T4">2:3</text:span></text:p>
      <text:p text:style-name="Text_20_body"/>
      <text:p text:style-name="P7">[/  20191224_100039]</text:p>
      <text:p text:style-name="Text_20_body"/>
      <text:p text:style-name="P8">@@@</text:p>
      <text:p text:style-name="P2"><text:soft-page-break/>------------------------------------------------------------</text:p>
      <text:p text:style-name="P6">[XXX]</text:p>
      <text:p text:style-name="Text_20_body"/>
      <text:p text:style-name="P9"><text:span text:style-name="T1">1. </text:span><text:span text:style-name="T2">XX:XX</text:span></text:p>
      <text:p text:style-name="P3">1. <text:span text:style-name="T5">XX:XX</text:span></text:p>
      <table:table table:name="表44" table:style-name="表44">
        <table:table-column table:style-name="表44.A"/>
        <table:table-row>
          <table:table-cell table:style-name="表44.A1" office:value-type="string">
            <text:p text:style-name="P16">מָגֵן גִּבֹּרֵיהוּ מְאָדָּם אַנְשֵׁי־חַיִל מְתֻלָּעִים בְּאֵשׁ־פְּלָדוֹת הָרֶכֶב בְּיוֹם הֲכִינוֹ וְהַבְּרֹשִׁים הָרְעָלוּ</text:p>
          </table:table-cell>
        </table:table-row>
        <table:table-row>
          <table:table-cell table:style-name="表44.A2" office:value-type="string">
            <text:p text:style-name="P10"/>
          </table:table-cell>
        </table:table-row>
      </table:table>
      <text:p text:style-name="P3">2. <text:span text:style-name="T5">XX:XX</text:span></text:p>
      <table:table table:name="表45" table:style-name="表45">
        <table:table-column table:style-name="表45.A"/>
        <table:table-row>
          <table:table-cell table:style-name="表45.A1" office:value-type="string">
            <text:p text:style-name="P16">בַּחוּצוֹת יִתְהוֹלְלוּ הָרֶכֶב יִשְׁתַּקְשְׁקוּן בָּרְחֹבוֹת מַרְאֵיהֶן כַּלַּפִּידִם כַּבְּרָקִים יְרוֹצֵצוּ</text:p>
          </table:table-cell>
        </table:table-row>
        <table:table-row>
          <table:table-cell table:style-name="表45.A2" office:value-type="string">
            <text:p text:style-name="P10"/>
          </table:table-cell>
        </table:table-row>
      </table:table>
      <text:p text:style-name="P3">3. <text:span text:style-name="T5">XX:XX</text:span></text:p>
      <table:table table:name="表46" table:style-name="表46">
        <table:table-column table:style-name="表46.A"/>
        <table:table-row>
          <table:table-cell table:style-name="表46.A1" office:value-type="string">
            <text:p text:style-name="P16">יִזְכֹּר אַדִּירָיו יִכָּשְׁלוּ *בַהֲלִכוֹתָם [בַּהֲלִיכָתָם] יְמַהֲרוּ חוֹמָתָהּ וְהֻכַן</text:p>
            <text:p text:style-name="P16">*הַסֹּכֵ</text:p>
          </table:table-cell>
        </table:table-row>
        <table:table-row>
          <table:table-cell table:style-name="表46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Text_20_body"/>
      <text:p text:style-name="Text_20_body"/>
      <text:p text:style-name="P15"/>
      <text:p text:style-name="P5">------------------------------------------------------------ TEMPLATE</text:p>
      <text:p text:style-name="P2">------------------------------------------------------------</text:p>
      <text:p text:style-name="P6"><text:soft-page-break/>[XXX]</text:p>
      <text:p text:style-name="Text_20_body"/>
      <text:p text:style-name="P9"><text:span text:style-name="T1">1. </text:span><text:span text:style-name="T2">XX:XX</text:span></text:p>
      <text:p text:style-name="P3">1. <text:span text:style-name="T5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16"/>
          </table:table-cell>
        </table:table-row>
        <table:table-row>
          <table:table-cell table:style-name="表3.A2" office:value-type="string">
            <text:p text:style-name="P10"/>
          </table:table-cell>
        </table:table-row>
      </table:table>
      <text:p text:style-name="P3">2. <text:span text:style-name="T5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16"/>
          </table:table-cell>
        </table:table-row>
        <table:table-row>
          <table:table-cell table:style-name="表50.A2" office:value-type="string">
            <text:p text:style-name="P10"/>
          </table:table-cell>
        </table:table-row>
      </table:table>
      <text:p text:style-name="P3">3. <text:span text:style-name="T5">XX:XX</text:span></text:p>
      <table:table table:name="表43" table:style-name="表43">
        <table:table-column table:style-name="表43.A"/>
        <table:table-row>
          <table:table-cell table:style-name="表43.A1" office:value-type="string">
            <text:p text:style-name="P16"/>
          </table:table-cell>
        </table:table-row>
        <table:table-row>
          <table:table-cell table:style-name="表43.A2" office:value-type="string">
            <text:p text:style-name="P10"/>
          </table:table-cell>
        </table:table-row>
      </table:table>
      <text:p text:style-name="P4"/>
      <text:p text:style-name="P9"><text:span text:style-name="T3">[next] </text:span><text:span text:style-name="T4">XX:XX</text:span></text:p>
      <text:p text:style-name="Text_20_body"/>
      <text:p text:style-name="P7">[/  XXX]</text:p>
      <text:p text:style-name="Text_20_body"/>
      <text:p text:style-name="Text_20_body"/>
      <text:p text:style-name="Text_20_body"/>
      <text:p text:style-name="Text_20_body"/>
      <text:p text:style-name="P5">/------------------------------------------------------------ /TEMPLATE</text:p>
      <text:p text:style-name="Text_20_body"/>
      <text:p text:style-name="P5">--------------------------------------- [STEPS : closing] 20191009_161940</text:p>
      <text:list xml:id="list1688352973930938715" text:style-name="L2">
        <text:list-item>
          <text:p text:style-name="P19">time label ==&gt; paste</text:p>
        </text:list-item>
        <text:list-item>
          <text:p text:style-name="P19">“@@@” ==&gt; move to → at the bottom of the doc area</text:p>
        </text:list-item>
        <text:list-item>
          <text:p text:style-name="P19">DUP : template</text:p>
        </text:list-item>
        <text:list-item>
          <text:p text:style-name="P19">close</text:p>
          <text:list>
            <text:list-item>
              <text:p text:style-name="P19">web pages</text:p>
            </text:list-item>
            <text:list-item>
              <text:p text:style-name="P19">sheet file</text:p>
            </text:list-item>
            <text:list-item>
              <text:p text:style-name="P19">folders (if any)</text:p>
            </text:list-item>
            <text:list-item>
              <text:p text:style-name="P19"><text:soft-page-break/>this</text:p>
            </text:list-item>
          </text:list>
        </text:list-item>
      </text:list>
      <text:p text:style-name="P5">/ --------------------------------------- [STEPS : closing] 20191009_161940 /</text:p>
      <text:p text:style-name="P5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2"/>
          </table:table-cell>
          <table:table-cell table:style-name="表236.A1" office:value-type="string">
            <text:p text:style-name="P12">TH</text:p>
          </table:table-cell>
          <table:table-cell table:style-name="表236.C1" office:value-type="string">
            <text:p text:style-name="P12">“the”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2">gh</text:p>
          </table:table-cell>
          <table:table-cell table:style-name="表236.C2" office:value-type="string">
            <text:p text:style-name="P12">arabic ghain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2">dz</text:p>
          </table:table-cell>
          <table:table-cell table:style-name="表236.C2" office:value-type="string">
            <text:p text:style-name="P12">arabic ẓ (ðˁ) (ظ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3">a_</text:p>
          </table:table-cell>
          <table:table-cell table:style-name="表236.C2" office:value-type="string">
            <text:p text:style-name="P12">“<text:span text:style-name="T8">a</text:span>”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3">*</text:p>
          </table:table-cell>
          <table:table-cell table:style-name="表236.C2" office:value-type="string">
            <text:p text:style-name="P12">kha:</text:p>
          </table:table-cell>
        </table:table-row>
        <table:table-row>
          <table:table-cell table:style-name="表236.A2" office:value-type="string">
            <text:p text:style-name="P12"/>
          </table:table-cell>
          <table:table-cell table:style-name="表236.A2" office:value-type="string">
            <text:p text:style-name="P13">**</text:p>
          </table:table-cell>
          <table:table-cell table:style-name="表236.C2" office:value-type="string">
            <text:p text:style-name="P12">kh</text:p>
          </table:table-cell>
        </table:table-row>
      </table:table>
      <text:p text:style-name="P5"/>
      <text:p text:style-name="P5"/>
      <text:p text:style-name="P5">/ --------------------------------------- [SYMBOLS] 20191113_111045 /</text:p>
      <text:p text:style-name="P5"/>
      <text:p text:style-name="P5"/>
      <table:table table:name="表276" table:style-name="表276">
        <table:table-column table:style-name="表276.A"/>
        <table:table-row>
          <table:table-cell table:style-name="表276.A1" office:value-type="string">
            <text:p text:style-name="P14">r oj &amp;&amp; git add -A &amp;&amp; git commit -m "(lang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4"/>
          </table:table-cell>
        </table:table-row>
      </table:table>
      <text:p text:style-name="P1"/>
      <text:p text:style-name="P5">===================== EOF =====================</text:p>
      <text:p text:style-name="Text_20_body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19-12-24T10:02:10.91</dc:date>
    <dc:creator>iwabuchi ken</dc:creator>
    <meta:editing-duration>P1DT22H48M24S</meta:editing-duration>
    <meta:editing-cycles>129</meta:editing-cycles>
    <meta:generator>OpenOffice/4.1.3$Win32 OpenOffice.org_project/413m1$Build-9783</meta:generator>
    <meta:document-statistic meta:table-count="51" meta:image-count="0" meta:object-count="0" meta:page-count="23" meta:paragraph-count="486" meta:word-count="2249" meta:character-count="13469"/>
  </office:meta>
</office:document-meta>
</file>